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 fo:break-before="page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</style:style>
    <style:style style:name="P7" style:family="paragraph" style:parent-style-name="Text_20_body" style:list-style-name="L1">
      <style:paragraph-properties fo:line-height="150%" fo:text-align="justify" style:justify-single-word="false"/>
    </style:style>
    <style:style style:name="P8" style:family="paragraph" style:parent-style-name="Text_20_body" style:list-style-name="L2">
      <style:paragraph-properties fo:line-height="150%" fo:text-align="justify" style:justify-single-word="false"/>
    </style:style>
    <style:style style:name="P9" style:family="paragraph" style:parent-style-name="Text_20_body" style:list-style-name="L3">
      <style:paragraph-properties fo:line-height="150%" fo:text-align="justify" style:justify-single-word="false"/>
    </style:style>
    <style:style style:name="P10" style:family="paragraph" style:parent-style-name="Text_20_body" style:list-style-name="L4">
      <style:paragraph-properties fo:line-height="150%" fo:text-align="justify" style:justify-single-word="false"/>
    </style:style>
    <style:style style:name="P11" style:family="paragraph" style:parent-style-name="Heading_20_1">
      <style:paragraph-properties fo:line-height="150%"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Identificação do Projeto de Monografia</text:h>
      <text:p text:style-name="P5"/>
      <text:list text:style-name="L1">
        <text:list-item>
          <text:p text:style-name="P7">Título:</text:p>
        </text:list-item>
        <text:list-item>
          <text:p text:style-name="P7">Autor: Dante Siqueira Regis</text:p>
        </text:list-item>
        <text:list-item>
          <text:p text:style-name="P7">Orientador:</text:p>
        </text:list-item>
        <text:list-item>
          <text:p text:style-name="P7">Área de Concentração: Direito Processual</text:p>
        </text:list-item>
        <text:list-item>
          <text:p text:style-name="P7">Linha de Pesquisa: Processo Virtual</text:p>
        </text:list-item>
        <text:list-item>
          <text:p text:style-name="P7">Duração:</text:p>
        </text:list-item>
      </text:list>
      <text:p text:style-name="P5"/>
      <text:p text:style-name="P5"/>
      <text:h text:style-name="P3" text:outline-level="1" text:is-list-header="true">Tema</text:h>
      <text:p text:style-name="P5">A validade jurídica das peças processuais não assinadas por certificado digital no processo judicial virtual.</text:p>
      <text:h text:style-name="P11" text:outline-level="1">Delimitação do tema</text:h>
      <text:p text:style-name="P5">A validade jurídica das peças processuais não assinadas digitalmente, sua volatilidade e a necessidade de ratificação de seu conteúdo.</text:p>
      <text:h text:style-name="P4" text:outline-level="1">Formulação do Problema</text:h>
      <text:h text:style-name="P1" text:outline-level="2">Problema</text:h>
      <text:p text:style-name="P5">Tem validade a peça juntada ao processo através de meio digital de armazenamento de dados quando não for assinado digitalmente pelo remetente?</text:p>
      <text:h text:style-name="Heading_20_2" text:outline-level="2">Sub-problemas</text:h>
      <text:p text:style-name="P5">Admitindo-se a validade das peças digitais não assinadas por certificado digital, seu conteúdo pode ser contestado pela própria parte, pela parte adversa ou por terceiros? O mesmo pode ocorrer com atos do juiz ou de seus auxiliares?</text:p>
      <text:p text:style-name="P5">Os processos judiciais exclusivamente virtuais não assinados digitalmente devem ser considerados válidos?</text:p>
      <text:h text:style-name="Heading_20_1" text:outline-level="1">Objetivos</text:h>
      <text:h text:style-name="Heading_20_2" text:outline-level="2">Objetivo Geral</text:h>
      <text:p text:style-name="P5">Identificar </text:p>
      <text:h text:style-name="Heading_20_2" text:outline-level="2">Objetivos Específicos</text:h>
      <text:list text:style-name="L2">
        <text:list-item>
          <text:p text:style-name="P8">Analisar a base teórica existente sobre a validade jurídica de documentos assinados digitalmente</text:p>
        </text:list-item>
        <text:list-item>
          <text:p text:style-name="P8">Identificar a existência de sistemas informáticos de processos judiciais virtuais que não utilizem certificação digital.</text:p>
        </text:list-item>
        <text:list-item>
          <text:p text:style-name="P8">Analisar a possibilidade de modificação do conteúdo de documentos digitais sem assinatura <text:soft-page-break/>por certificado digital.</text:p>
        </text:list-item>
      </text:list>
      <text:p text:style-name="P5"/>
      <text:h text:style-name="Heading_20_1" text:outline-level="1">Hipóteses</text:h>
      <text:list text:style-name="L3">
        <text:list-item>
          <text:p text:style-name="P9">O arquivo digital não assinado eletrônicamente não possui os pré-requisitos de um documento (imutabilidade, identificação e ), e não pode, portanto, ser considerado como manifestação válida da parte em um processo judicial.</text:p>
        </text:list-item>
        <text:list-item>
          <text:p text:style-name="P9">As partes têm o direito de exigir ratificação escrita, ou digitalmente assinada, do conteúdo das peças das partes adversas e também o de contestar o conteúdo das peças por elas produzidas quando não assinadas digitalmente por falha técnica ou inépcia do sistema informatizado do Poder Judiciário. </text:p>
        </text:list-item>
        <text:list-item>
          <text:p text:style-name="P9">Os processos judiciais exclusivamente virtuais, sem contra-parte escrita e devidamente autografada, não devem ser considerados válidos, em função da volatilidade de suas informações.</text:p>
        </text:list-item>
      </text:list>
      <text:h text:style-name="Heading_20_1" text:outline-level="1">Variáveis</text:h>
      <text:list text:style-name="L4">
        <text:list-item>
          <text:p text:style-name="P10">As partes</text:p>
        </text:list-item>
        <text:list-item>
          <text:p text:style-name="P10">O Juiz </text:p>
        </text:list-item>
        <text:list-item>
          <text:p text:style-name="P10">Os Auxiliares da Justiça</text:p>
        </text:list-item>
        <text:list-item>
          <text:p text:style-name="P10">Os Sistemas Informatizado dos Tribunais</text:p>
        </text:list-item>
      </text:list>
      <text:p text:style-name="P5"/>
      <text:h text:style-name="Heading_20_1" text:outline-level="1">Marco Teórico de Referência</text:h>
      <text:p text:style-name="P5"/>
      <text:h text:style-name="Heading_20_1" text:outline-level="1">Justificativa</text:h>
      <text:p text:style-name="P5"/>
      <text:p text:style-name="P5"><text:tab/>Nos últimos anos, a Justiça Brasileira iniciou um movimento aparentemente inexorável em direção à virtualização do processo judicial. Apoiados na constante demanda social pela celeridade, os Tribunais implementam seus sistemas informáticos de virtualização judicial e as decisões que transformam a vida da sociedade passam a existir apenas como conjuntos de anomalias magnéticas dentro de computadores dos diversos órgãos do Poder Judiciário.</text:p>
      <text:p text:style-name="P5"><text:soft-page-break/><text:tab/>Diante da imperativa necessidade de certeza quanto a fidelidade do conteúdo do documentos armazenados dessa forma em relação a intenção do autor do documento e, especialmente, quanto à imutabilidade desses mesmos documentos, é que se faz imprescindível uma análise das implementações dos processos virtuais realizadas pelos Tribunais. </text:p>
      <text:p text:style-name="P5"><text:tab/>Procura-se, com esse estudo, demonstrar aos juristas e, especialmente, à sociedade, que a fiscalização dos novos serviços digitais apresentados pelo Poder Judiciário é necessária para garantir a segurança jurídica. Se as implementações de sistemas processuais virtuais feitas de maneira inadequada podem levar a um estágio de insegurança inadmissível, a ponto de permitir questionar se o conteúdo de uma sentença publicada no Diário Oficial (também virtual, é bom que seja dito) <text:s/>é o mesmo que foi determinado pelo juízo responsável, não se pode permitir que persitam sem que seja do conhecimento de todos essa possibilidade, pois cabe apenas à sociedade escolher se o anseio pela celeridade deve prevalescer sobre o fundamento mais elementar do Direito: a segurança.</text:p>
      <text:h text:style-name="Heading_20_1" text:outline-level="1">Metodologia</text:h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nte Regis</meta:initial-creator>
    <meta:creation-date>2008-06-17T21:05:25</meta:creation-date>
    <dc:creator>Dante Regis</dc:creator>
    <dc:date>2008-06-22T14:12:45</dc:date>
    <meta:editing-cycles>56</meta:editing-cycles>
    <meta:editing-duration>P1DT2H1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39" meta:word-count="535" meta:character-count="3737"/>
  </office:meta>
</office:document-meta>
</file>